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76333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Valoración proyecto</text:p>
          </table:table-cell>
          <table:table-cell office:value-type="string" table:style-name="ce2">
            <text:p>Tercera Etapa</text:p>
          </table:table-cell>
          <table:table-cell office:value-type="string" table:number-columns-spanned="1" table:number-rows-spanned="2" table:style-name="ce4">
            <text:p>Nota proyect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embro del equipo</text:p>
          </table:table-cell>
          <table:table-cell office:value-type="string" table:style-name="ce2">
            <office:annotation draw:style-name="a0" svg:x="4in" svg:y="0in" svg:width="1.13333333333333in" svg:height="0.691666666666667in">
              <dc:creator/>
              <text:p><text:span text:style-name="T1">Valores de 1 a 100</text:span></text:p>
            </office:annotation>
            <text:p>Nota individual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Daniel Van der Laat</text:p>
          </table:table-cell>
          <table:table-cell office:value-type="float" office:value="100" table:style-name="ce2">
            <text:p>100</text:p>
          </table:table-cell>
          <table:table-cell table:number-columns-spanned="1" table:number-rows-spanned="4" table:style-name="ce5"/>
          <table:table-cell table:number-columns-repeated="16381"/>
        </table:table-row>
        <table:table-row table:style-name="ro1">
          <table:table-cell office:value-type="string" table:style-name="ce2">
            <text:p>Lisandro Sandi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Sebastian Venegas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Marlon Murillo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3"/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2</meta:generator>
    <dc:creator>Sebas Venegas</dc:creator>
    <meta:creation-date>2020-09-11T17:52:52Z</meta:creation-date>
    <dc:date>2023-10-28T00:10:55Z</dc:date>
    <meta:editing-cycles>1</meta:editing-cycles>
    <meta:editing-duration>PT336S</meta:editing-duration>
  </office:meta>
</office:document-meta>
</file>